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2.0283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2598in"/>
    </style:style>
    <style:style style:name="co18" style:family="table-column">
      <style:table-column-properties fo:break-before="auto" style:column-width="1.8492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0.8484in"/>
    </style:style>
    <style:style style:name="co21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1" style:family="table-cell" style:parent-style-name="Default"/>
    <style:style style:name="ce4" style:family="table-cell" style:parent-style-name="Default">
      <style:map style:condition="cell-content()&gt;0.0347" style:apply-style-name="Accent_20_1" style:base-cell-address="'DiffSkew (Zturnv2)'.G2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1"/>
        <table:table-column table:style-name="co14" table:default-cell-style-name="ce4"/>
        <table:table-column table:style-name="co15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CB Diff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[.E2] * 0.0254" office:value-type="float" office:value="0.0711961999999971" calcext:value-type="float">
            <text:p>0.0711961999999971</text:p>
          </table:table-cell>
          <table:table-cell table:formula="of:= [.F2] * 0.066518" office:value-type="float" office:value="0.0047358288315998" calcext:value-type="float">
            <text:p>0.0047358288315998</text:p>
          </table:table-cell>
          <table:table-cell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 ABS([.B3] - [.D3])" office:value-type="float" office:value="0.0080000000000382" calcext:value-type="float">
            <text:p>0.0080000</text:p>
          </table:table-cell>
          <table:table-cell table:formula="of:= [.E3] * 0.0254" office:value-type="float" office:value="0.00020320000000097" calcext:value-type="float">
            <text:p>0.00020320000000097</text:p>
          </table:table-cell>
          <table:table-cell table:formula="of:= [.F3] * 0.066518" office:value-type="float" office:value="0.0000135164576000645" calcext:value-type="float">
            <text:p>1.35164576000645E-05</text:p>
          </table:table-cell>
          <table:table-cell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 ABS([.B4] - [.D4])" office:value-type="float" office:value="1.87699999999995" calcext:value-type="float">
            <text:p>1.8770000</text:p>
          </table:table-cell>
          <table:table-cell table:formula="of:= [.E4] * 0.0254" office:value-type="float" office:value="0.0476757999999988" calcext:value-type="float">
            <text:p>0.0476757999999988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 ABS([.B5] - [.D5])" office:value-type="float" office:value="4.25200000000018" calcext:value-type="float">
            <text:p>4.2520000</text:p>
          </table:table-cell>
          <table:table-cell table:formula="of:= [.E5] * 0.0254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 ABS([.B6] - [.D6])" office:value-type="float" office:value="1.30100000000004" calcext:value-type="float">
            <text:p>1.3010000</text:p>
          </table:table-cell>
          <table:table-cell table:formula="of:= [.E6] * 0.0254" office:value-type="float" office:value="0.0330454000000011" calcext:value-type="float">
            <text:p>0.0330454000000011</text:p>
          </table:table-cell>
          <table:table-cell table:formula="of:= [.F6] * 0.066518" office:value-type="float" office:value="0.00219811391720008" calcext:value-type="float">
            <text:p>0.00219811391720008</text:p>
          </table:table-cell>
          <table:table-cell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 ABS([.B7] - [.D7])" office:value-type="float" office:value="2.18599999999992" calcext:value-type="float">
            <text:p>2.1860000</text:p>
          </table:table-cell>
          <table:table-cell table:formula="of:= [.E7] * 0.0254" office:value-type="float" office:value="0.055524399999998" calcext:value-type="float">
            <text:p>0.055524399999998</text:p>
          </table:table-cell>
          <table:table-cell table:formula="of:= [.F7] * 0.066518" office:value-type="float" office:value="0.00369337203919987" calcext:value-type="float">
            <text:p>0.00369337203919987</text:p>
          </table:table-cell>
          <table:table-cell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 ABS([.B8] - [.D8])" office:value-type="float" office:value="1.59699999999998" calcext:value-type="float">
            <text:p>1.5970000</text:p>
          </table:table-cell>
          <table:table-cell table:formula="of:= [.E8] * 0.0254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 ABS([.B9] - [.D9])" office:value-type="float" office:value="1.42900000000009" calcext:value-type="float">
            <text:p>1.4290000</text:p>
          </table:table-cell>
          <table:table-cell table:formula="of:= [.E9] * 0.0254" office:value-type="float" office:value="0.0362966000000022" calcext:value-type="float">
            <text:p>0.0362966000000022</text:p>
          </table:table-cell>
          <table:table-cell table:formula="of:= [.F9] * 0.066518" office:value-type="float" office:value="0.00241437723880015" calcext:value-type="float">
            <text:p>0.00241437723880015</text:p>
          </table:table-cell>
          <table:table-cell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 ABS([.B10] - [.D10])" office:value-type="float" office:value="4.10900000000015" calcext:value-type="float">
            <text:p>4.1090000</text:p>
          </table:table-cell>
          <table:table-cell table:formula="of:= [.E10] * 0.0254" office:value-type="float" office:value="0.104368600000004" calcext:value-type="float">
            <text:p>0.104368600000004</text:p>
          </table:table-cell>
          <table:table-cell table:formula="of:= [.F10] * 0.066518" office:value-type="float" office:value="0.00694239053480025" calcext:value-type="float">
            <text:p>0.00694239053480025</text:p>
          </table:table-cell>
          <table:table-cell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 ABS([.B11] - [.D11])" office:value-type="float" office:value="0.755999999999972" calcext:value-type="float">
            <text:p>0.7560000</text:p>
          </table:table-cell>
          <table:table-cell table:formula="of:= [.E11] * 0.0254" office:value-type="float" office:value="0.0192023999999993" calcext:value-type="float">
            <text:p>0.0192023999999993</text:p>
          </table:table-cell>
          <table:table-cell table:formula="of:= [.F11] * 0.066518" office:value-type="float" office:value="0.00127730524319995" calcext:value-type="float">
            <text:p>0.00127730524319995</text:p>
          </table:table-cell>
          <table:table-cell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 ABS([.B12] - [.D12])" office:value-type="float" office:value="25.1949999999999" calcext:value-type="float">
            <text:p>25.1950000</text:p>
          </table:table-cell>
          <table:table-cell table:formula="of:= [.E12] * 0.0254" office:value-type="float" office:value="0.639952999999998" calcext:value-type="float">
            <text:p>0.639952999999998</text:p>
          </table:table-cell>
          <table:table-cell table:formula="of:= [.F12] * 0.066518" office:value-type="float" office:value="0.0425683936539999" calcext:value-type="float">
            <text:p>0.0425683936539999</text:p>
          </table:table-cell>
          <table:table-cell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 ABS([.B13] - [.D13])" office:value-type="float" office:value="3.36699999999996" calcext:value-type="float">
            <text:p>3.3670000</text:p>
          </table:table-cell>
          <table:table-cell table:formula="of:= [.E13] * 0.0254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4" calcext:value-type="float">
            <text:p>0.00568873909239994</text:p>
          </table:table-cell>
          <table:table-cell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 ABS([.B14] - [.D14])" office:value-type="float" office:value="1.38499999999999" calcext:value-type="float">
            <text:p>1.3850000</text:p>
          </table:table-cell>
          <table:table-cell table:formula="of:= [.E14] * 0.0254" office:value-type="float" office:value="0.0351789999999998" calcext:value-type="float">
            <text:p>0.0351789999999998</text:p>
          </table:table-cell>
          <table:table-cell table:formula="of:= [.F14] * 0.066518" office:value-type="float" office:value="0.00234003672199998" calcext:value-type="float">
            <text:p>0.00234003672199998</text:p>
          </table:table-cell>
          <table:table-cell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 ABS([.B15] - [.D15])" office:value-type="float" office:value="407.022" calcext:value-type="float">
            <text:p>407.0220000</text:p>
          </table:table-cell>
          <table:table-cell table:formula="of:= [.E15] * 0.0254" office:value-type="float" office:value="10.3383588" calcext:value-type="float">
            <text:p>10.3383588</text:p>
          </table:table-cell>
          <table:table-cell table:formula="of:= [.F15] * 0.066518" office:value-type="float" office:value="0.6876869506584" calcext:value-type="float">
            <text:p>0.6876869506584</text:p>
          </table:table-cell>
          <table:table-cell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 ABS([.B16] - [.D16])" office:value-type="float" office:value="0.204000000000178" calcext:value-type="float">
            <text:p>0.2040000</text:p>
          </table:table-cell>
          <table:table-cell table:formula="of:= [.E16] * 0.0254" office:value-type="float" office:value="0.00518160000000453" calcext:value-type="float">
            <text:p>0.00518160000000453</text:p>
          </table:table-cell>
          <table:table-cell table:formula="of:= [.F16] * 0.066518" office:value-type="float" office:value="0.000344669668800301" calcext:value-type="float">
            <text:p>0.000344669668800301</text:p>
          </table:table-cell>
          <table:table-cell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 ABS([.B17] - [.D17])" office:value-type="float" office:value="4.40899999999999" calcext:value-type="float">
            <text:p>4.4090000</text:p>
          </table:table-cell>
          <table:table-cell table:formula="of:= [.E17] * 0.0254" office:value-type="float" office:value="0.1119886" calcext:value-type="float">
            <text:p>0.1119886</text:p>
          </table:table-cell>
          <table:table-cell table:formula="of:= [.F17] * 0.066518" office:value-type="float" office:value="0.00744925769479999" calcext:value-type="float">
            <text:p>0.00744925769479999</text:p>
          </table:table-cell>
          <table:table-cell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 ABS([.B18] - [.D18])" office:value-type="float" office:value="1.52800000000002" calcext:value-type="float">
            <text:p>1.5280000</text:p>
          </table:table-cell>
          <table:table-cell table:formula="of:= [.E18] * 0.0254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 ABS([.B19] - [.D19])" office:value-type="float" office:value="0.745999999999867" calcext:value-type="float">
            <text:p>0.7460000</text:p>
          </table:table-cell>
          <table:table-cell table:formula="of:= [.E19] * 0.0254" office:value-type="float" office:value="0.0189483999999966" calcext:value-type="float">
            <text:p>0.0189483999999966</text:p>
          </table:table-cell>
          <table:table-cell table:formula="of:= [.F19] * 0.066518" office:value-type="float" office:value="0.00126040967119978" calcext:value-type="float">
            <text:p>0.00126040967119978</text:p>
          </table:table-cell>
          <table:table-cell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 ABS([.B20] - [.D20])" office:value-type="float" office:value="1.87199999999984" calcext:value-type="float">
            <text:p>1.8720000</text:p>
          </table:table-cell>
          <table:table-cell table:formula="of:= [.E20] * 0.0254" office:value-type="float" office:value="0.047548799999996" calcext:value-type="float">
            <text:p>0.047548799999996</text:p>
          </table:table-cell>
          <table:table-cell table:formula="of:= [.F20] * 0.066518" office:value-type="float" office:value="0.00316285107839974" calcext:value-type="float">
            <text:p>0.00316285107839974</text:p>
          </table:table-cell>
          <table:table-cell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 ABS([.B21] - [.D21])" office:value-type="float" office:value="1.00599999999986" calcext:value-type="float">
            <text:p>1.0060000</text:p>
          </table:table-cell>
          <table:table-cell table:formula="of:= [.E21] * 0.0254" office:value-type="float" office:value="0.0255523999999964" calcext:value-type="float">
            <text:p>0.0255523999999964</text:p>
          </table:table-cell>
          <table:table-cell table:formula="of:= [.F21] * 0.066518" office:value-type="float" office:value="0.00169969454319976" calcext:value-type="float">
            <text:p>0.00169969454319976</text:p>
          </table:table-cell>
          <table:table-cell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 ABS([.B22] - [.D22])" office:value-type="float" office:value="1.85000000000014" calcext:value-type="float">
            <text:p>1.8500000</text:p>
          </table:table-cell>
          <table:table-cell table:formula="of:= [.E22] * 0.0254" office:value-type="float" office:value="0.0469900000000035" calcext:value-type="float">
            <text:p>0.0469900000000035</text:p>
          </table:table-cell>
          <table:table-cell table:formula="of:= [.F22] * 0.066518" office:value-type="float" office:value="0.00312568082000023" calcext:value-type="float">
            <text:p>0.00312568082000023</text:p>
          </table:table-cell>
          <table:table-cell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 ABS([.B23] - [.D23])" office:value-type="float" office:value="3.67399999999998" calcext:value-type="float">
            <text:p>3.6740000</text:p>
          </table:table-cell>
          <table:table-cell table:formula="of:= [.E23] * 0.0254" office:value-type="float" office:value="0.0933195999999995" calcext:value-type="float">
            <text:p>0.0933195999999995</text:p>
          </table:table-cell>
          <table:table-cell table:formula="of:= [.F23] * 0.066518" office:value-type="float" office:value="0.00620743315279996" calcext:value-type="float">
            <text:p>0.00620743315279996</text:p>
          </table:table-cell>
          <table:table-cell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 ABS([.B24] - [.D24])" office:value-type="float" office:value="3.33199999999988" calcext:value-type="float">
            <text:p>3.3320000</text:p>
          </table:table-cell>
          <table:table-cell table:formula="of:= [.E24] * 0.0254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 ABS([.B25] - [.D25])" office:value-type="float" office:value="2.19200000000001" calcext:value-type="float">
            <text:p>2.1920000</text:p>
          </table:table-cell>
          <table:table-cell table:formula="of:= [.E25] * 0.0254" office:value-type="float" office:value="0.0556768000000002" calcext:value-type="float">
            <text:p>0.0556768000000002</text:p>
          </table:table-cell>
          <table:table-cell table:formula="of:= [.F25] * 0.066518" office:value-type="float" office:value="0.00370350938240001" calcext:value-type="float">
            <text:p>0.00370350938240001</text:p>
          </table:table-cell>
          <table:table-cell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 ABS([.B26] - [.D26])" office:value-type="float" office:value="3.50500000000011" calcext:value-type="float">
            <text:p>3.5050000</text:p>
          </table:table-cell>
          <table:table-cell table:formula="of:= [.E26] * 0.0254" office:value-type="float" office:value="0.0890270000000028" calcext:value-type="float">
            <text:p>0.0890270000000028</text:p>
          </table:table-cell>
          <table:table-cell table:formula="of:= [.F26] * 0.066518" office:value-type="float" office:value="0.00592189798600018" calcext:value-type="float">
            <text:p>0.00592189798600018</text:p>
          </table:table-cell>
          <table:table-cell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 ABS([.B27] - [.D27])" office:value-type="float" office:value="4.54600000000005" calcext:value-type="float">
            <text:p>4.5460000</text:p>
          </table:table-cell>
          <table:table-cell table:formula="of:= [.E27] * 0.0254" office:value-type="float" office:value="0.115468400000001" calcext:value-type="float">
            <text:p>0.115468400000001</text:p>
          </table:table-cell>
          <table:table-cell table:formula="of:= [.F27] * 0.066518" office:value-type="float" office:value="0.00768072703120008" calcext:value-type="float">
            <text:p>0.00768072703120008</text:p>
          </table:table-cell>
          <table:table-cell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 ABS([.B28] - [.D28])" office:value-type="float" office:value="2.20100000000002" calcext:value-type="float">
            <text:p>2.2010000</text:p>
          </table:table-cell>
          <table:table-cell table:formula="of:= [.E28] * 0.0254" office:value-type="float" office:value="0.0559054000000006" calcext:value-type="float">
            <text:p>0.0559054000000006</text:p>
          </table:table-cell>
          <table:table-cell table:formula="of:= [.F28] * 0.066518" office:value-type="float" office:value="0.00371871539720004" calcext:value-type="float">
            <text:p>0.00371871539720004</text:p>
          </table:table-cell>
          <table:table-cell/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 ABS([.B29] - [.D29])" office:value-type="float" office:value="1.74399999999991" calcext:value-type="float">
            <text:p>1.7440000</text:p>
          </table:table-cell>
          <table:table-cell table:formula="of:= [.E29] * 0.0254" office:value-type="float" office:value="0.0442975999999978" calcext:value-type="float">
            <text:p>0.0442975999999978</text:p>
          </table:table-cell>
          <table:table-cell table:formula="of:= [.F29] * 0.066518" office:value-type="float" office:value="0.00294658775679986" calcext:value-type="float">
            <text:p>0.00294658775679986</text:p>
          </table:table-cell>
          <table:table-cell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 ABS([.B30] - [.D30])" office:value-type="float" office:value="3.18500000000017" calcext:value-type="float">
            <text:p>3.1850000</text:p>
          </table:table-cell>
          <table:table-cell table:formula="of:= [.E30] * 0.0254" office:value-type="float" office:value="0.0808990000000044" calcext:value-type="float">
            <text:p>0.0808990000000044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 ABS([.B31] - [.D31])" office:value-type="float" office:value="4.49399999999991" calcext:value-type="float">
            <text:p>4.4940000</text:p>
          </table:table-cell>
          <table:table-cell table:formula="of:= [.E31] * 0.0254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6" calcext:value-type="float">
            <text:p>0.00759287005679986</text:p>
          </table:table-cell>
          <table:table-cell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 ABS([.B32] - [.D32])" office:value-type="float" office:value="1.69200000000001" calcext:value-type="float">
            <text:p>1.6920000</text:p>
          </table:table-cell>
          <table:table-cell table:formula="of:= [.E32] * 0.0254" office:value-type="float" office:value="0.0429768000000002" calcext:value-type="float">
            <text:p>0.0429768000000002</text:p>
          </table:table-cell>
          <table:table-cell table:formula="of:= [.F32] * 0.066518" office:value-type="float" office:value="0.00285873078240001" calcext:value-type="float">
            <text:p>0.00285873078240001</text:p>
          </table:table-cell>
          <table:table-cell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 ABS([.B33] - [.D33])" office:value-type="float" office:value="1.46100000000024" calcext:value-type="float">
            <text:p>1.4610000</text:p>
          </table:table-cell>
          <table:table-cell table:formula="of:= [.E33] * 0.0254" office:value-type="float" office:value="0.0371094000000061" calcext:value-type="float">
            <text:p>0.0371094000000061</text:p>
          </table:table-cell>
          <table:table-cell table:formula="of:= [.F33] * 0.066518" office:value-type="float" office:value="0.00246844306920041" calcext:value-type="float">
            <text:p>0.00246844306920041</text:p>
          </table:table-cell>
          <table:table-cell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 ABS([.B34] - [.D34])" office:value-type="float" office:value="1.7170000000001" calcext:value-type="float">
            <text:p>1.7170000</text:p>
          </table:table-cell>
          <table:table-cell table:formula="of:= [.E34] * 0.0254" office:value-type="float" office:value="0.0436118000000025" calcext:value-type="float">
            <text:p>0.0436118000000025</text:p>
          </table:table-cell>
          <table:table-cell table:formula="of:= [.F34] * 0.066518" office:value-type="float" office:value="0.00290096971240017" calcext:value-type="float">
            <text:p>0.00290096971240017</text:p>
          </table:table-cell>
          <table:table-cell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 ABS([.B35] - [.D35])" office:value-type="float" office:value="3.80399999999963" calcext:value-type="float">
            <text:p>3.8040000</text:p>
          </table:table-cell>
          <table:table-cell table:formula="of:= [.E35] * 0.0254" office:value-type="float" office:value="0.0966215999999907" calcext:value-type="float">
            <text:p>0.0966215999999907</text:p>
          </table:table-cell>
          <table:table-cell table:formula="of:= [.F35] * 0.066518" office:value-type="float" office:value="0.00642707558879938" calcext:value-type="float">
            <text:p>0.00642707558879938</text:p>
          </table:table-cell>
          <table:table-cell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 ABS([.B36] - [.D36])" office:value-type="float" office:value="3.32300000000009" calcext:value-type="float">
            <text:p>3.3230000</text:p>
          </table:table-cell>
          <table:table-cell table:formula="of:= [.E36] * 0.0254" office:value-type="float" office:value="0.0844042000000024" calcext:value-type="float">
            <text:p>0.0844042000000024</text:p>
          </table:table-cell>
          <table:table-cell table:formula="of:= [.F36] * 0.066518" office:value-type="float" office:value="0.00561439857560016" calcext:value-type="float">
            <text:p>0.00561439857560016</text:p>
          </table:table-cell>
          <table:table-cell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 ABS([.B37] - [.D37])" office:value-type="float" office:value="1.47199999999975" calcext:value-type="float">
            <text:p>1.4720000</text:p>
          </table:table-cell>
          <table:table-cell table:formula="of:= [.E37] * 0.0254" office:value-type="float" office:value="0.0373887999999937" calcext:value-type="float">
            <text:p>0.0373887999999937</text:p>
          </table:table-cell>
          <table:table-cell table:formula="of:= [.F37] * 0.066518" office:value-type="float" office:value="0.00248702819839958" calcext:value-type="float">
            <text:p>0.00248702819839958</text:p>
          </table:table-cell>
          <table:table-cell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 ABS([.B38] - [.D38])" office:value-type="float" office:value="3.51800000000003" calcext:value-type="float">
            <text:p>3.5180000</text:p>
          </table:table-cell>
          <table:table-cell table:formula="of:= [.E38] * 0.0254" office:value-type="float" office:value="0.0893572000000007" calcext:value-type="float">
            <text:p>0.0893572000000007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/>
        </table:table-row>
        <calcext:conditional-formats>
          <calcext:conditional-format calcext:target-range-address="'DiffSkew (Zturnv2)'.F1:'DiffSkew (Zturnv2)'.F38 'DiffSkew (Zturnv2)'.F1:'DiffSkew (Zturnv2)'.F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DiffSkew (Zturnv2)'.G2:'DiffSkew (Zturnv2)'.G38">
            <calcext:condition calcext:apply-style-name="Accent 1" calcext:value="&gt;0.0347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Trace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2] * [.C2]" office:value-type="float" office:value="3.6942966394" calcext:value-type="float">
            <text:p>3.694296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1.388" calcext:value-type="float">
            <text:p>1.388</text:p>
          </table:table-cell>
          <table:table-cell table:formula="of:= [.G2] / 40"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3.082" calcext:value-type="float">
            <text:p>53.082</text:p>
          </table:table-cell>
          <table:table-cell office:value-type="float" office:value="0.066518" calcext:value-type="float">
            <text:p>0.066518</text:p>
          </table:table-cell>
          <table:table-cell table:formula="of:= [.B3] * [.C3]" office:value-type="float" office:value="3.530908476" calcext:value-type="float">
            <text:p>3.530908476</text:p>
          </table:table-cell>
          <table:table-cell table:formula="of:= ABS([.D3] - [.D$2])" office:value-type="float" office:value="0.1633881634" calcext:value-type="float">
            <text:p>0.1633881634</text:p>
          </table:table-cell>
          <table:table-cell office:value-type="string" calcext:value-type="string">
            <text:p>clkout1</text:p>
          </table:table-cell>
          <table:table-cell office:value-type="float" office:value="1.388" calcext:value-type="float">
            <text:p>1.388</text:p>
          </table:table-cell>
          <table:table-cell table:formula="of:= [.G3] / 40" office:value-type="float" office:value="0.0347" calcext:value-type="float">
            <text:p>0.0347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4] * [.C4]" office:value-type="float" office:value="0" calcext:value-type="float">
            <text:p>0</text:p>
          </table:table-cell>
          <table:table-cell table:number-columns-repeated="3"/>
          <table:table-cell table:formula="of:= [.G4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5] * [.C5]" office:value-type="float" office:value="0" calcext:value-type="float">
            <text:p>0</text:p>
          </table:table-cell>
          <table:table-cell table:number-columns-repeated="3"/>
          <table:table-cell table:formula="of:= [.G5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6] * [.C6]" office:value-type="float" office:value="0" calcext:value-type="float">
            <text:p>0</text:p>
          </table:table-cell>
          <table:table-cell table:number-columns-repeated="3"/>
          <table:table-cell table:formula="of:= [.G6] / 4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7] * [.C7]" office:value-type="float" office:value="0" calcext:value-type="float">
            <text:p>0</text:p>
          </table:table-cell>
          <table:table-cell table:number-columns-repeated="3"/>
          <table:table-cell table:formula="of:= [.G7] / 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8] * [.C8]" office:value-type="float" office:value="4.7272945722" calcext:value-type="float">
            <text:p>4.727294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8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9] * [.C9]" office:value-type="float" office:value="4.7272945722" calcext:value-type="float">
            <text:p>4.7272945722</text:p>
          </table:table-cell>
          <table:table-cell table:formula="of:=ABS([.D9] - [.D$8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9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0] * [.C10]" office:value-type="float" office:value="4.7272945722" calcext:value-type="float">
            <text:p>4.7272945722</text:p>
          </table:table-cell>
          <table:table-cell table:formula="of:=ABS([.D10] - [.D$8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1] * [.C11]" office:value-type="float" office:value="4.7272945722" calcext:value-type="float">
            <text:p>4.7272945722</text:p>
          </table:table-cell>
          <table:table-cell table:formula="of:=ABS([.D11] - [.D$8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1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2] * [.C12]" office:value-type="float" office:value="5.89881624" calcext:value-type="float">
            <text:p>5.8988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1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3] * [.C13]" office:value-type="float" office:value="5.89881624" calcext:value-type="float">
            <text:p>5.89881624</text:p>
          </table:table-cell>
          <table:table-cell table:formula="of:= ABS([.D13]-[.D$12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4] * [.C14]" office:value-type="float" office:value="5.89881624" calcext:value-type="float">
            <text:p>5.89881624</text:p>
          </table:table-cell>
          <table:table-cell table:formula="of:= ABS([.D14]-[.D$12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15] * [.C15]" office:value-type="float" office:value="5.89881624" calcext:value-type="float">
            <text:p>5.89881624</text:p>
          </table:table-cell>
          <table:table-cell table:formula="of:= ABS([.D15]-[.D$12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15] / 40" office:value-type="float" office:value="2.083325" calcext:value-type="float">
            <text:p>2.0833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 [.G17] / 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p_clk_1</text:p>
          </table:table-cell>
          <table:table-cell office:value-type="float" office:value="84.676" calcext:value-type="float">
            <text:p>84.676</text:p>
          </table:table-cell>
          <table:table-cell office:value-type="float" office:value="0.066518" calcext:value-type="float">
            <text:p>0.066518</text:p>
          </table:table-cell>
          <table:table-cell table:formula="of:= [.B18] * [.C18]" office:value-type="float" office:value="5.632478168" calcext:value-type="float">
            <text:p>5.632478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13.888" calcext:value-type="float">
            <text:p>13.888</text:p>
          </table:table-cell>
          <table:table-cell table:formula="of:= [.G18] / 40" office:value-type="float" office:value="0.3472" calcext:value-type="float">
            <text:p>0.3472</text:p>
          </table:table-cell>
        </table:table-row>
        <table:table-row table:style-name="ro1">
          <table:table-cell office:value-type="string" calcext:value-type="string">
            <text:p>reset_n_1</text:p>
          </table:table-cell>
          <table:table-cell office:value-type="float" office:value="71.448" calcext:value-type="float">
            <text:p>71.448</text:p>
          </table:table-cell>
          <table:table-cell office:value-type="float" office:value="0.066518" calcext:value-type="float">
            <text:p>0.066518</text:p>
          </table:table-cell>
          <table:table-cell table:formula="of:= [.B19] * [.C19]" office:value-type="float" office:value="4.752578064" calcext:value-type="float">
            <text:p>4.752578064</text:p>
          </table:table-cell>
          <table:table-cell table:formula="of:= ABS([.D19] - [.D$18])" office:value-type="float" office:value="0.879900104000001" calcext:value-type="float">
            <text:p>0.879900104000001</text:p>
          </table:table-cell>
          <table:table-cell/>
          <table:table-cell office:value-type="float" office:value="13.888" calcext:value-type="float">
            <text:p>13.888</text:p>
          </table:table-cell>
          <table:table-cell table:formula="of:= [.G19] / 40" office:value-type="float" office:value="0.3472" calcext:value-type="float">
            <text:p>0.3472</text:p>
          </table:table-cell>
        </table:table-row>
        <table:table-row table:style-name="ro1">
          <table:table-cell table:number-columns-repeated="2"/>
          <table:table-cell office:value-type="float" office:value="0.066518" calcext:value-type="float">
            <text:p>0.066518</text:p>
          </table:table-cell>
          <table:table-cell table:formula="of:= [.B20] * [.C20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09:19:33.576704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2T11:17:27.948489256</dc:date>
    <meta:editing-duration>PT20H13M58S</meta:editing-duration>
    <meta:editing-cycles>64</meta:editing-cycles>
    <meta:generator>LibreOffice/24.2.4.2$Linux_X86_64 LibreOffice_project/d29029bfb700ea4a272da1366c5f5e7c14e351b5</meta:generator>
    <meta:document-statistic meta:table-count="3" meta:cell-count="913" meta:object-count="0"/>
  </office:meta>
</office:document-meta>
</file>